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5" style:family="text">
      <style:text-properties fo:font-family="'Times New Roman'" style:font-family-generic="roman" style:font-pitch="variable" fo:font-size="24pt" fo:language="en" fo:country="US" style:font-size-asian="24pt" style:language-asian="en" style:country-asian="US" style:font-family-complex="'Courier New', monospace" style:font-size-complex="24pt"/>
    </style:style>
    <style:style style:name="T6" style:family="text">
      <style:text-properties fo:font-family="'Courier New', monospace" fo:font-size="24pt" fo:language="en" fo:country="US" style:font-size-asian="24pt" style:language-asian="en" style:country-asian="US" style:font-family-complex="'Courier New', monospace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Courier New', monospace" fo:font-size="24pt" style:font-size-asian="24pt" style:font-family-complex="'Courier New', monospace" style:font-size-complex="24pt"/>
    </style:style>
    <style:style style:name="T9" style:family="text">
      <style:text-properties fo:font-family="'Courier New', monospace" fo:font-size="24pt" fo:font-weight="normal" style:font-size-asian="24pt" style:font-weight-asian="normal" style:font-family-complex="'Courier New', monospace" style:font-size-complex="24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24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family="'Courier New', monospace" fo:font-size="24pt" fo:language="en" fo:country="US" fo:font-weight="bold" style:font-size-asian="24pt" style:language-asian="en" style:country-asian="US" style:font-weight-asian="bold" style:font-family-complex="'Courier New', monospace" style:font-size-complex="24pt" style:font-weight-complex="bold"/>
    </style:style>
    <style:style style:name="T14" style:family="text">
      <style:text-properties fo:font-family="'Times New Roman'" style:font-family-generic="roman" style:font-pitch="variable" fo:font-size="24pt" fo:language="en" fo:country="US" fo:font-weight="bold" style:font-size-asian="24pt" style:language-asian="en" style:country-asian="US" style:font-weight-asian="bold" style:font-family-complex="'Courier New', monospace" style:font-size-complex="24pt" style:font-weight-complex="bold"/>
    </style:style>
    <style:style style:name="T15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7.145cm" svg:height="9.403cm" svg:x="4.445cm" svg:y="3.175cm">
          <draw:text-box>
            <text:p><text:span text:style-name="T1">Overview</text:span></text:p>
            <text:p/>
            <text:p><text:span text:style-name="T2">Dictionary</text:span></text:p>
            <text:p><text:span text:style-name="T2">Functions</text:span></text:p>
            <text:p><text:span text:style-name="T2">Modules</text:span></text:p>
            <text:p><text:span text:style-name="T2">Files</text:span></text:p>
            <text:p><text:span text:style-name="T2"/></text:p>
            <text:p><text:span text:style-name="T2">Comments</text:span></text:p>
            <text:p><text:span text:style-name="T2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3.495cm" svg:height="16.412cm" svg:x="2.54cm" svg:y="2.275cm">
          <draw:text-box>
            <text:p><text:span text:style-name="T3">Dictionaries</text:span></text:p>
            <text:p/>
            <text:p><text:span text:style-name="T4">Dictionaries allow us to collect all kinds of objects – like lists and tuples</text:span></text:p>
            <text:p><text:span text:style-name="T4">For each item in a dictionary, there is an accompanying key</text:span></text:p>
            <text:p><text:span text:style-name="T4"><text:tab/></text:span><text:span text:style-name="T4">Key – value pair</text:span></text:p>
            <text:p><text:span text:style-name="T5">D = {’key1′:’dog’, </text:span></text:p>
            <text:p><text:span text:style-name="T5"><text:tab/></text:span><text:span text:style-name="T5"> <text:s/></text:span><text:span text:style-name="T5">2:’cat’, </text:span></text:p>
            <text:p><text:span text:style-name="T5"><text:s text:c="8"/></text:span><text:span text:style-name="T5">(’key’, ‘number’, ‘three’):’mouse’}</text:span></text:p>
            <text:p><text:span text:style-name="T5"/></text:p>
            <text:p><text:span text:style-name="T5">Dictionaries can be modified in place</text:span></text:p>
            <text:p><text:span text:style-name="T5">They are not ordered sequences – not possible to use index</text:span></text:p>
            <text:p><text:span text:style-name="T5"/></text:p>
            <text:p><text:span text:style-name="T5">&gt;&gt;&gt;D['key1']</text:span></text:p>
            <text:p><text:span text:style-name="T5">‘</text:span><text:span text:style-name="T6">dog’</text:span></text:p>
            <text:p><text:span text:style-name="T5">&gt;&gt;&gt;D[2]</text:span></text:p>
            <text:p><text:span text:style-name="T5">‘</text:span><text:span text:style-name="T6">cat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4.13cm" svg:height="17.277cm" svg:x="1.905cm" svg:y="2.54cm">
          <draw:text-box>
            <text:p><text:span text:style-name="T7">Changing the value of a key:</text:span><text:span text:style-name="T7"><text:line-break/></text:span><text:span text:style-name="T8"><text:line-break/></text:span><text:span text:style-name="T9">&gt;&gt;&gt;D['key1'] = ['milk', 'cake']</text:span></text:p>
            <text:p><text:span text:style-name="T10">&gt;&gt;&gt;D</text:span></text:p>
            <text:p><text:span text:style-name="T10">{(’key’, ‘number’, ‘three’): ‘mouse’, 2: ‘cat’, ‘key1′: ['milk', 'cake']}</text:span></text:p>
            <text:p><text:span text:style-name="T7"/></text:p>
            <text:p><text:span text:style-name="T7">Deleting from Dictionaries:</text:span></text:p>
            <text:p><text:span text:style-name="T7"/></text:p>
            <text:p><text:span text:style-name="T7">&gt;&gt;&gt;del(D[('key', 'number', 'three')])</text:span></text:p>
            <text:p><text:span text:style-name="T7">&gt;&gt;&gt;D</text:span></text:p>
            <text:p><text:span text:style-name="T7">{2: ‘cat’, ‘key1′: ['milk', 'cake'], ‘new’: 1.5}</text:span></text:p>
            <text:p><text:span text:style-name="T7"/></text:p>
            <text:p><text:span text:style-name="T7">Viewing the Keys and Values:</text:span></text:p>
            <text:p><text:span text:style-name="T7"/></text:p>
            <text:p><text:span text:style-name="T7">&gt;&gt;&gt;D.keys()</text:span></text:p>
            <text:p><text:span text:style-name="T7">[2, 'key1', 'new']</text:span></text:p>
            <text:p><text:span text:style-name="T7">&gt;&gt;&gt;D.values()</text:span></text:p>
            <text:p><text:span text:style-name="T7">['cat', ['milk', 'cake'], 1.5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86cm" svg:height="7.121cm" svg:x="1.905cm" svg:y="4.445cm">
          <draw:text-box>
            <text:p><text:span text:style-name="T11">“</text:span><text:span text:style-name="T11">truth” Tests</text:span></text:p>
            <text:p><text:span text:style-name="T12"/></text:p>
            <text:p><text:span text:style-name="T12">&gt;&gt;&gt;5 &gt; 4</text:span></text:p>
            <text:p><text:span text:style-name="T12">1</text:span></text:p>
            <text:p><text:span text:style-name="T12"/></text:p>
            <text:p><text:span text:style-name="T12">&gt;&gt;&gt;4 == 5</text:span></text:p>
            <text:p><text:span text:style-name="T12">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layer="layout" svg:width="22.86cm" svg:height="17.623cm" svg:x="2.54cm" svg:y="3.175cm">
          <draw:text-box>
            <text:p><text:span text:style-name="T3">Functions</text:span></text:p>
            <text:p/>
            <text:p><text:span text:style-name="T4">set of commands grouped together as a unit with a name</text:span></text:p>
            <text:p><text:span text:style-name="T4"/></text:p>
            <text:p><text:span text:style-name="T4">Defining a function :</text:span></text:p>
            <text:p><text:span text:style-name="T6"><text:line-break/></text:span><text:span text:style-name="T6">&gt;&gt;&gt;def average(num1, num2):</text:span></text:p>
            <text:p><text:span text:style-name="T4">…     </text:span><text:span text:style-name="T6">avrg=(num1 + num2)/2</text:span></text:p>
            <text:p><text:span text:style-name="T4">…     </text:span><text:span text:style-name="T6">return avrg</text:span></text:p>
            <text:p><text:span text:style-name="T6"/></text:p>
            <text:p><text:span text:style-name="T6">&gt;&gt;&gt;average(2,3) ← calling a function</text:span></text:p>
            <text:p><text:span text:style-name="T6"/></text:p>
            <text:p><text:span text:style-name="T13">Parameters can have default values</text:span></text:p>
            <text:p><text:span text:style-name="T6"/></text:p>
            <text:p><text:span text:style-name="T6">def personal_info(name, phone, country = ‘USA’):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765cm" svg:height="18.919cm" svg:x="1.905cm" svg:y="0.74cm">
          <draw:text-box>
            <text:p><text:span text:style-name="T3">NameSpace</text:span></text:p>
            <text:p><text:span text:style-name="T3"/></text:p>
            <text:p><text:span text:style-name="T7">Built-in</text:span></text:p>
            <text:p><text:span text:style-name="T7"><text:tab/></text:span><text:span text:style-name="T7"><text:tab/></text:span><text:span text:style-name="T7">- </text:span><text:span text:style-name="T4">all the core functions and constants of Python are defined</text:span></text:p>
            <text:p><text:span text:style-name="T7">Global</text:span></text:p>
            <text:p><text:span text:style-name="T7"><text:tab/></text:span><text:span text:style-name="T7"><text:tab/></text:span><text:span text:style-name="T7">- </text:span><text:span text:style-name="T4">namespace at the top level of a Python module</text:span><text:span text:style-name="T7"> </text:span></text:p>
            <text:p><text:span text:style-name="T7">local </text:span></text:p>
            <text:p><text:span text:style-name="T7"><text:tab/></text:span><text:span text:style-name="T7"><text:tab/></text:span><text:span text:style-name="T7">- </text:span><text:span text:style-name="T4">where names defined in a function reside</text:span></text:p>
            <text:p><text:span text:style-name="T7">Nested</text:span></text:p>
            <text:p><text:span text:style-name="T7"><text:tab/></text:span><text:span text:style-name="T7"><text:tab/></text:span><text:span text:style-name="T7">- </text:span><text:span text:style-name="T4">the namespace of the enclosing scope</text:span></text:p>
            <text:p><text:span text:style-name="T4"/></text:p>
            <text:p><text:span text:style-name="T4">&gt;&gt;&gt;Var = 1</text:span></text:p>
            <text:p><text:span text:style-name="T4">&gt;&gt;&gt;def func(val):</text:span></text:p>
            <text:p><text:span text:style-name="T4">…     </text:span><text:span text:style-name="T6">global Var</text:span></text:p>
            <text:p><text:span text:style-name="T4">…     </text:span><text:span text:style-name="T6">Var =val*2</text:span></text:p>
            <text:p><text:span text:style-name="T4">…</text:span></text:p>
            <text:p><text:span text:style-name="T4">&gt;&gt;&gt;func(3)     #Calling the function</text:span></text:p>
            <text:p><text:span text:style-name="T4">&gt;&gt;&gt;print Var     #Checking the value of Var</text:span></text:p>
            <text:p><text:span text:style-name="T4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765cm" svg:height="16.773cm" svg:x="1.27cm" svg:y="1.905cm">
          <draw:text-box>
            <text:p><text:span text:style-name="T3">Modules</text:span></text:p>
            <text:p><text:span text:style-name="T7"/></text:p>
            <text:p><text:span text:style-name="T4">Python modules are files with Python code</text:span></text:p>
            <text:p><text:span text:style-name="T4">Modules are the natural way to group related code</text:span></text:p>
            <text:p><text:span text:style-name="T4"/></text:p>
            <text:p><text:span text:style-name="T4">&gt;&gt;&gt;import os</text:span></text:p>
            <text:p><text:span text:style-name="T4">&gt;&gt;&gt;os.getcwd()</text:span></text:p>
            <text:p><text:span text:style-name="T4">‘</text:span><text:span text:style-name="T6">/home/me’</text:span></text:p>
            <text:p><text:span text:style-name="T6"/></text:p>
            <text:p><text:span text:style-name="T6">the import statement to gain access to all the classes, functions and variables defined in a module called os</text:span></text:p>
            <text:p><text:span text:style-name="T6"/></text:p>
            <text:p><text:span text:style-name="T14">Importing specific items from a module:</text:span></text:p>
            <text:p><text:span text:style-name="T6"/></text:p>
            <text:p><text:span text:style-name="T6">&gt;&gt;&gt;from os import listdir, getcwd</text:span></text:p>
            <text:p><text:span text:style-name="T6">&gt;&gt;&gt;listdir(getcwd(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layer="layout" svg:width="25.4cm" svg:height="14.576cm" svg:x="1.27cm" svg:y="1.905cm">
          <draw:text-box>
            <text:p><text:span text:style-name="T3">Making Modules :</text:span></text:p>
            <text:p/>
            <text:p><text:span text:style-name="T7">Add the following commands into a regular text file, and name the file test.py:</text:span></text:p>
            <text:p><text:span text:style-name="T7">def greet(name):</text:span></text:p>
            <text:p><text:span text:style-name="T7">    </text:span><text:span text:style-name="T8">print “Hello there, %s” %(name)</text:span></text:p>
            <text:p><text:span text:style-name="T7">greet(’John’)</text:span></text:p>
            <text:p><text:span text:style-name="T7"/></text:p>
            <text:p><text:span text:style-name="T7">&gt;&gt;&gt;import test</text:span></text:p>
            <text:p><text:span text:style-name="T7">Hello there, John</text:span></text:p>
            <text:p><text:span text:style-name="T7"/></text:p>
            <text:p><text:span text:style-name="T7">&gt;&gt;&gt;test.greet(’Pravin’)</text:span></text:p>
            <text:p><text:span text:style-name="T7">Hello there, Pravin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layer="layout" svg:width="22.86cm" svg:height="8.917cm" svg:x="1.905cm" svg:y="1.905cm">
          <draw:text-box>
            <text:p><text:span text:style-name="T7">import sys</text:span></text:p>
            <text:p><text:span text:style-name="T7">    </text:span><text:span text:style-name="T8">for item in sys.argv:</text:span></text:p>
            <text:p><text:span text:style-name="T7">        </text:span><text:span text:style-name="T8">print item</text:span><text:span text:style-name="T8"><text:line-break/></text:span><text:span text:style-name="T15"><text:line-break/></text:span><text:span text:style-name="T15">We could then run this script with a call like this:</text:span><text:span text:style-name="T15"><text:line-break/></text:span><text:span text:style-name="T8"><text:line-break/></text:span><text:span text:style-name="T8">/home/m/MyDocs/Test&gt;python test.py First</text:span></text:p>
            <text:p><text:span text:style-name="T7">test.py</text:span></text:p>
            <text:p><text:span text:style-name="T7">Fir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layer="layout" svg:width="25.4cm" svg:height="14.396cm" svg:x="1.27cm" svg:y="1.905cm">
          <draw:text-box>
            <text:p><text:span text:style-name="T3">Working with Files</text:span></text:p>
            <text:p/>
            <text:p><text:span text:style-name="T4">Working with files implies being able to open, read, and write files</text:span></text:p>
            <text:p><text:span text:style-name="T5">&gt;&gt;&gt;f=open(’MyFile.txt’, ‘w’)</text:span></text:p>
            <text:p><text:span text:style-name="T5">&gt;&gt;&gt;f.write(“testing 1... 2... 3...”)</text:span></text:p>
            <text:p><text:span text:style-name="T5">&gt;&gt;&gt;f.close()</text:span></text:p>
            <text:p><text:span text:style-name="T5"/></text:p>
            <text:p><text:span text:style-name="T5">&gt;&gt;&gt;f=open(’MyFile.txt’, ‘r’)</text:span></text:p>
            <text:p><text:span text:style-name="T5">&gt;&gt;&gt;FileContents=f.readlines() ← f.read(), reads entire content at once</text:span></text:p>
            <text:p><text:span text:style-name="T5">&gt;&gt;&gt;f.close()</text:span></text:p>
            <text:p><text:span text:style-name="T5"/></text:p>
            <text:p><text:span text:style-name="T5">&gt;&gt;&gt;f=open(’MyFile.txt’, ‘r’)</text:span></text:p>
            <text:p><text:span text:style-name="T5">&gt;&gt;&gt;for line in f:</text:span></text:p>
            <text:p><text:span text:style-name="T5">…</text:span><text:span text:style-name="T5"><text:tab/></text:span><text:span text:style-name="T5"><text:tab/></text:span><text:span text:style-name="T5">print line</text:span></text:p>
            <text:p><text:span text:style-name="T5">&gt;&gt;&gt;f.clos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1.59cm" svg:height="1.517cm" svg:x="1.905cm" svg:y="0.305cm">
          <draw:text-box>
            <text:p><text:span text:style-name="T3">Existing Code analysis :</text:span></text:p>
          </draw:text-box>
        </draw:frame>
        <draw:frame draw:style-name="gr1" draw:text-style-name="P3" draw:layer="layout" svg:width="24.13cm" svg:height="17.37cm" svg:x="1.905cm" svg:y="2.01cm">
          <draw:text-box>
            <text:p><text:span text:style-name="T16">#importing different modules from python's library.</text:span></text:p>
            <text:p><text:span text:style-name="T16">import ConfigParser</text:span></text:p>
            <text:p><text:span text:style-name="T16">import random</text:span></text:p>
            <text:p><text:span text:style-name="T16">import os</text:span></text:p>
            <text:p><text:span text:style-name="T16"/></text:p>
            <text:p><text:span text:style-name="T16">def generate(easyQ, mediumQ, hardQ, nameOfFileWithQuestions):</text:span></text:p>
            <text:p><text:span text:style-name="T16"/></text:p>
            <text:p><text:span text:style-name="T16"><text:s text:c="4"/></text:span><text:span text:style-name="T17">#reading the config file and fetching the questions from the sections present there.</text:span></text:p>
            <text:p><text:span text:style-name="T16"><text:s text:c="4"/></text:span><text:span text:style-name="T16">config = ConfigParser.ConfigParser()</text:span></text:p>
            <text:p><text:span text:style-name="T16"><text:s text:c="4"/></text:span><text:span text:style-name="T16">config.read(nameOfFileWithQuestions) <text:s text:c="3"/></text:span></text:p>
            <text:p><text:span text:style-name="T16"><text:s text:c="4"/></text:span><text:span text:style-name="T16">easyQuestionSet = config.get('EasyQuestions', 'questionSet')</text:span></text:p>
            <text:p><text:span text:style-name="T16"><text:s text:c="4"/></text:span><text:span text:style-name="T16">mediumQuestionSet = config.get('MediumQuestions', 'questionSet')</text:span></text:p>
            <text:p><text:span text:style-name="T16"><text:s text:c="4"/></text:span><text:span text:style-name="T16">hardQuestionSet = config.get('HardQuestions', 'questionSet')</text:span></text:p>
            <text:p><text:span text:style-name="T16"/></text:p>
            <text:p><text:span text:style-name="T16"><text:s text:c="4"/></text:span><text:span text:style-name="T17">#splitting the questions inside the already segregated list so that the questions can be easily selected when required.</text:span></text:p>
            <text:p><text:span text:style-name="T16"><text:s text:c="4"/></text:span><text:span text:style-name="T16">easyQuestionSet = easyQuestionSet.split("::")</text:span></text:p>
            <text:p><text:span text:style-name="T16"><text:s text:c="4"/></text:span><text:span text:style-name="T16">mediumQuestionSet = mediumQuestionSet.split("::")</text:span></text:p>
            <text:p><text:span text:style-name="T16"><text:s text:c="4"/></text:span><text:span text:style-name="T16">hardQuestionSet = hardQuestionSet.split("::"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3" draw:layer="layout" svg:width="24.765cm" svg:height="17.756cm" svg:x="1.905cm" svg:y="1.905cm">
          <draw:text-box>
            <text:p><text:span text:style-name="T17">#randomly selecting the questions after splitting them.</text:span></text:p>
            <text:p><text:span text:style-name="T16"><text:s text:c="4"/></text:span><text:span text:style-name="T16">easyRandomSet = random.sample(xrange(len(easyQuestionSet) - 1), easyQ)</text:span></text:p>
            <text:p><text:span text:style-name="T16"><text:s text:c="4"/></text:span><text:span text:style-name="T16">mediumRandomSet = random.sample(xrange(len(mediumQuestionSet) - 1), mediumQ)</text:span></text:p>
            <text:p><text:span text:style-name="T16"><text:s text:c="4"/></text:span><text:span text:style-name="T16">hardRandomSet = random.sample(xrange(len(hardQuestionSet) - 1), hardQ)</text:span></text:p>
            <text:p><text:span text:style-name="T16"/></text:p>
            <text:p><text:span text:style-name="T16"><text:s text:c="4"/></text:span><text:span text:style-name="T17">#storing the randomly selected questions in a list so that it can be later saved into multiple file formats.</text:span></text:p>
            <text:p><text:span text:style-name="T16"><text:s text:c="4"/></text:span><text:span text:style-name="T16">easyQuestionSet = [easyQuestionSet[x] for x in easyRandomSet]</text:span></text:p>
            <text:p><text:span text:style-name="T16"><text:s text:c="4"/></text:span><text:span text:style-name="T16">mediumQuestionSet = [mediumQuestionSet[x] for x in mediumRandomSet]</text:span></text:p>
            <text:p><text:span text:style-name="T16"><text:s text:c="4"/></text:span><text:span text:style-name="T16">hardQuestionSet = [hardQuestionSet[x] for x in hardRandomSet]</text:span></text:p>
            <text:p><text:span text:style-name="T16"/></text:p>
            <text:p><text:span text:style-name="T16"><text:s text:c="3"/></text:span><text:span text:style-name="T17"><text:s/></text:span><text:span text:style-name="T17">#calls the function which choose the required file format in which the list of questions created is to be stored.</text:span></text:p>
            <text:p><text:span text:style-name="T16"><text:s text:c="4"/></text:span><text:span text:style-name="T16">print easyQuestionSet</text:span></text:p>
            <text:p><text:span text:style-name="T16"><text:s text:c="4"/></text:span><text:span text:style-name="T16">print mediumQuestionSet</text:span></text:p>
            <text:p><text:span text:style-name="T16"><text:s text:c="4"/></text:span><text:span text:style-name="T16">print hardQuestionSet</text:span></text:p>
            <text:p><text:span text:style-name="T16"><text:s text:c="4"/></text:span><text:span text:style-name="T16">print fileFormatToSave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3.495cm" svg:height="4.971cm" svg:x="1.27cm" svg:y="1.27cm">
          <draw:text-box>
            <text:p><text:span text:style-name="T7">if __name__ == "__main__":</text:span></text:p>
            <text:p><text:span text:style-name="T7"><text:s text:c="4"/></text:span><text:span text:style-name="T7">generate(2,2,2, 'questionFile')</text:span></text:p>
            <text:p><text:span text:style-name="T7"/></text:p>
            <text:p><text:span text:style-name="T7">All functions.</text:span></text:p>
            <text:p><text:span text:style-name="T7">Name of main function is __main__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avin Joshi</meta:initial-creator>
    <meta:creation-date>2010-08-21T06:25:48</meta:creation-date>
    <meta:editing-duration>PT03H58M35S</meta:editing-duration>
    <meta:editing-cycles>19</meta:editing-cycles>
    <dc:date>2010-08-21T18:03:11</dc:date>
    <dc:creator>abhinav </dc:creator>
    <meta:generator>OpenOffice.org/3.2$Linux OpenOffice.org_project/320m12$Build-9483</meta:generator>
    <meta:document-statistic meta:object-count="61"/>
  </office:meta>
</office:document-meta>
</file>